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fo:color="#ffffff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break-before="auto" fo:break-after="auto"/>
    </style:style>
    <style:style style:name="P5" style:family="paragraph" style:parent-style-name="Standard">
      <style:paragraph-properties fo:break-before="auto" fo:break-after="auto"/>
      <style:text-properties fo:font-weight="bold" style:font-weight-asian="bold"/>
    </style:style>
    <style:style style:name="P6" style:family="paragraph" style:parent-style-name="Standard" style:list-style-name="WWNum4">
      <style:paragraph-properties fo:margin-left="0.5in" fo:margin-right="0in" fo:line-height="100%" fo:orphans="0" fo:widows="0" fo:text-indent="-0.25in" style:auto-text-indent="false" fo:break-before="auto" fo:break-after="auto"/>
    </style:style>
    <style:style style:name="P7" style:family="paragraph" style:parent-style-name="Standard" style:list-style-name="WWNum2">
      <style:paragraph-properties fo:margin-left="0.5in" fo:margin-right="0in" fo:line-height="100%" fo:orphans="0" fo:widows="0" fo:text-indent="-0.25in" style:auto-text-indent="false" fo:break-before="auto" fo:break-after="auto"/>
    </style:style>
    <style:style style:name="P8" style:family="paragraph" style:parent-style-name="Standard" style:list-style-name="WWNum2">
      <style:paragraph-properties fo:margin-left="0.5in" fo:margin-right="0in" fo:line-height="100%" fo:text-indent="-0.25in" style:auto-text-indent="false" fo:break-before="auto" fo:break-after="auto"/>
    </style:style>
    <style:style style:name="P9" style:family="paragraph" style:parent-style-name="Standard" style:list-style-name="WWNum4">
      <style:paragraph-properties fo:margin-left="0.5in" fo:margin-right="0in" fo:line-height="100%" fo:text-indent="-0.25in" style:auto-text-indent="false" fo:break-before="auto" fo:break-after="auto"/>
    </style:style>
    <style:style style:name="P10" style:family="paragraph" style:parent-style-name="Standard" style:list-style-name="WWNum4">
      <style:paragraph-properties fo:margin-left="0.5in" fo:margin-right="0in" fo:text-indent="-0.25in" style:auto-text-indent="false" fo:break-before="auto" fo:break-after="auto"/>
    </style:style>
    <style:style style:name="P11" style:family="paragraph" style:parent-style-name="Standard" style:list-style-name="WWNum3">
      <style:paragraph-properties fo:margin-left="0.5in" fo:margin-right="0in" fo:text-indent="-0.25in" style:auto-text-indent="false" fo:break-before="auto" fo:break-after="auto"/>
    </style:style>
    <style:style style:name="P12" style:family="paragraph" style:parent-style-name="Standard" style:list-style-name="WWNum4">
      <style:paragraph-properties fo:margin-left="0.5in" fo:margin-right="0in" fo:line-height="100%" fo:orphans="0" fo:widows="0" fo:text-indent="-0.25in" style:auto-text-indent="false"/>
    </style:style>
    <style:style style:name="P13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14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5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16" style:family="paragraph" style:parent-style-name="Standard">
      <style:paragraph-properties fo:margin-left="0.5in" fo:margin-right="0in" fo:text-indent="0in" style:auto-text-indent="false"/>
    </style:style>
    <style:style style:name="P17" style:family="paragraph" style:parent-style-name="Standard">
      <style:paragraph-properties fo:margin-left="1in" fo:margin-right="0in" fo:text-indent="0in" style:auto-text-indent="false"/>
    </style:style>
    <style:style style:name="P18" style:family="paragraph" style:parent-style-name="Heading_20_1" style:master-page-name="Standard">
      <style:paragraph-properties style:page-number="1" fo:break-before="auto" fo:break-after="auto"/>
    </style:style>
    <style:style style:name="T1" style:family="text">
      <style:text-properties fo:font-weight="bold" style:font-weight-asian="bold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T3" style:family="text">
      <style:text-properties fo:color="#0000ff"/>
    </style:style>
    <style:style style:name="T4" style:family="text">
      <style:text-properties fo:color="#0000ff" style:text-underline-style="solid" style:text-underline-width="auto" style:text-underline-color="font-color"/>
    </style:style>
    <style:style style:name="T5" style:family="text">
      <style:text-properties fo:color="#ffffff"/>
    </style:style>
    <style:style style:name="T6" style:family="text">
      <style:text-properties fo:color="#ffffff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bookmark text:name="_aumkzta83g4o"/>ОПИСОВА СТАТИСТИКА</text:p>
      <text:p text:style-name="P5"/>
      <text:p text:style-name="P4"><text:span text:style-name="T1">Мета роботи:</text:span> ознайомитись з методикою первинної обробки статистичних даних; проаналізувати вплив способу представлення даних на їх інформативність.</text:p>
      <text:p text:style-name="P4"/>
      <text:p text:style-name="P4"><text:span text:style-name="T1">Перелік корисних джерел</text:span></text:p>
      <text:p text:style-name="P4">RStudio</text:p>
      <text:list xml:id="list2972836861" text:style-name="WWNum4">
        <text:list-item>
          <text:p text:style-name="P6"><text:a xlink:type="simple" xlink:href="https://drive.google.com/open?id=1_Dli7wxMFOuFVn7auz-P_p2fN2W0wib0" text:style-name="ListLabel_20_55" text:visited-style-name="ListLabel_20_55"><text:span text:style-name="T2">Довідкові матеріали для початку роботи з R</text:span></text:a></text:p>
        </text:list-item>
        <text:list-item>
          <text:p text:style-name="P10"><text:a xlink:type="simple" xlink:href="https://drive.google.com/open?id=1qF16Bmc5to7iq2IKu6lxUNwr7CZ3zZMD" text:style-name="ListLabel_20_55" text:visited-style-name="ListLabel_20_55"><text:span text:style-name="T2">Data visualization with ggplot2: cheatsheet</text:span></text:a></text:p>
        </text:list-item>
      </text:list>
      <text:list xml:id="list2314167011" text:style-name="WWNum2">
        <text:list-item>
          <text:p text:style-name="P7"><text:a xlink:type="simple" xlink:href="https://drive.google.com/open?id=1R1dWeO7i1VpiJZTkt2_orgyFQqe-LESY" text:style-name="ListLabel_20_55" text:visited-style-name="ListLabel_20_55"><text:span text:style-name="T2">Гнатюк В. Вступ до R на прикладах</text:span></text:a></text:p>
        </text:list-item>
        <text:list-item>
          <text:p text:style-name="P7"><text:a xlink:type="simple" xlink:href="https://drive.google.com/open?id=104-kdkyB-g3s41L-AQsdZpbLJaSaBu_J" text:style-name="ListLabel_20_55" text:visited-style-name="ListLabel_20_55"><text:span text:style-name="T2">Кабаков Р.И. R в действии. Анализ и визуализация данных в программе R</text:span></text:a></text:p>
        </text:list-item>
        <text:list-item>
          <text:p text:style-name="P8"><text:a xlink:type="simple" xlink:href="https://drive.google.com/open?id=1d26sNsT5811wVPeBb6NzuUyt65i4accC" text:style-name="ListLabel_20_55" text:visited-style-name="ListLabel_20_55"><text:span text:style-name="T2">​Data Mining for Business Analytics</text:span></text:a> </text:p>
        </text:list-item>
      </text:list>
      <text:p text:style-name="P4"/>
      <text:p text:style-name="P4">Python</text:p>
      <text:list xml:id="list111302229221878" text:continue-list="list2972836861" text:style-name="WWNum4">
        <text:list-item>
          <text:p text:style-name="P6"><text:a xlink:type="simple" xlink:href="https://drive.google.com/file/d/1XYTJEJYXkJUGf7NjGe-6FNrRXnntbhYj/view?usp=sharing" text:style-name="ListLabel_20_55" text:visited-style-name="ListLabel_20_55"><text:span text:style-name="T2">Довідкові матеріали для початку роботи з Python</text:span></text:a></text:p>
        </text:list-item>
        <text:list-item>
          <text:p text:style-name="P6"><text:a xlink:type="simple" xlink:href="https://github.com/rossant/ipython-minibook" text:style-name="ListLabel_20_55" text:visited-style-name="ListLabel_20_55"><text:span text:style-name="T2">Учебник по Python</text:span></text:a></text:p>
        </text:list-item>
        <text:list-item>
          <text:p text:style-name="P6"><text:a xlink:type="simple" xlink:href="https://github.com/rossant/ipython-minibook" text:style-name="ListLabel_20_55" text:visited-style-name="ListLabel_20_55"><text:span text:style-name="T2">Подборка блокнотов по командам IPython</text:span></text:a></text:p>
        </text:list-item>
        <text:list-item>
          <text:p text:style-name="P12"><text:a xlink:type="simple" xlink:href="https://dataviz.dylancastillo.co/" text:style-name="ListLabel_20_55" text:visited-style-name="ListLabel_20_55"><text:span text:style-name="T2">Інтерактивний міні-гайд по візуалізації даних на Python</text:span></text:a></text:p>
        </text:list-item>
        <text:list-item>
          <text:p text:style-name="P12"><text:a xlink:type="simple" xlink:href="https://drive.google.com/file/d/1bs0sZ97O7qawT7kXv5BouxZzQOT3QRb6/view?usp=sharing" text:style-name="ListLabel_20_55" text:visited-style-name="ListLabel_20_55"><text:span text:style-name="T2">Элбон <text:s/>Машинное обучение с использованием Python 2019</text:span></text:a></text:p>
        </text:list-item>
        <text:list-item>
          <text:p text:style-name="P12"><text:a xlink:type="simple" xlink:href="https://drive.google.com/file/d/1RPZ5NarLVsaZuwO0hdjQw5d4gpBX3w_r/view?usp=share_link" text:style-name="ListLabel_20_55" text:visited-style-name="ListLabel_20_55"><text:span text:style-name="T2">Python NumPy beginners</text:span></text:a></text:p>
        </text:list-item>
        <text:list-item>
          <text:p text:style-name="P12"><text:a xlink:type="simple" xlink:href="https://drive.google.com/file/d/103WhlGlZ-pO6noYM63QRbx7KbKSTuXc4/view?usp=share_link" text:style-name="ListLabel_20_55" text:visited-style-name="ListLabel_20_55"><text:span text:style-name="T2">Campesato Pandas Basics</text:span></text:a></text:p>
        </text:list-item>
        <text:list-item>
          <text:p text:style-name="P6"><text:a xlink:type="simple" xlink:href="http://nbviewer.jupyter.org/github/jrjohansson/scientific-python-lectures/blob/master/Lecture-4-Matplotlib.ipynb" text:style-name="ListLabel_20_55" text:visited-style-name="ListLabel_20_55"><text:span text:style-name="T2">Пособие по Matplotlib</text:span></text:a></text:p>
        </text:list-item>
        <text:list-item>
          <text:p text:style-name="P9"><text:a xlink:type="simple" xlink:href="https://habrahabr.ru/company/ods/blog/322626/" text:style-name="ListLabel_20_55" text:visited-style-name="ListLabel_20_55"><text:span text:style-name="T2">Первичный анализ данных с Pandas</text:span></text:a></text:p>
        </text:list-item>
        <text:list-item>
          <text:p text:style-name="P6"><text:a xlink:type="simple" xlink:href="https://drive.google.com/open?id=1NzdTHgU_6HNHhDfx8yUs0xDlmbZVFNp1" text:style-name="ListLabel_20_55" text:visited-style-name="ListLabel_20_55"><text:span text:style-name="T2">Python Data Science Handbook</text:span></text:a> </text:p>
        </text:list-item>
      </text:list>
      <text:p text:style-name="P4"><text:line-break/><text:span text:style-name="T1">Запитання для самоперевірки</text:span></text:p>
      <text:list xml:id="list2414065022" text:style-name="WWNum3">
        <text:list-item>
          <text:p text:style-name="P11">Чим відрізняються генеральна та вибіркова сукупності?</text:p>
        </text:list-item>
        <text:list-item>
          <text:p text:style-name="P11"><text:soft-page-break/>Які бувають способи відбору даних?</text:p>
        </text:list-item>
        <text:list-item>
          <text:p text:style-name="P11">Як побудувати статистичний розподіл вибірки?</text:p>
        </text:list-item>
        <text:list-item>
          <text:p text:style-name="P11">Що відносять до числових характеристик вибірки?</text:p>
        </text:list-item>
        <text:list-item>
          <text:p text:style-name="P11">Як визначається мода та медіана?</text:p>
        </text:list-item>
        <text:list-item>
          <text:p text:style-name="P11">Які бувають способи графічного зображення статистичних розподілів?</text:p>
        </text:list-item>
        <text:list-item>
          <text:p text:style-name="P11">Що таке емпірична функція розподілу та які її властивості?</text:p>
        </text:list-item>
      </text:list>
      <text:p text:style-name="P4"/>
      <text:p text:style-name="P4"/>
      <text:p text:style-name="Standard"><text:span text:style-name="T1">ЗАВДАННЯ</text:span></text:p>
      <text:p text:style-name="Standard"><text:a xlink:type="simple" xlink:href="https://drive.google.com/drive/folders/1kYY4pxkeLXoszCX8icpFUrhFCnwgAyhz?usp=sharing" text:style-name="ListLabel_20_55" text:visited-style-name="ListLabel_20_55"><text:span text:style-name="T2">Скачати потрібні дані</text:span></text:a>. </text:p>
      <text:p text:style-name="Standard"/>
      <text:p text:style-name="Standard"><text:span text:style-name="T1">Завдання для самоперевірки</text:span></text:p>
      <text:p text:style-name="Standard">Ознайомитися з:</text:p>
      <text:p text:style-name="P16">Підключення бібліотек</text:p>
      <text:p text:style-name="P16">Можливі формати вхідних даних</text:p>
      <text:p text:style-name="P16">Перетворення форматів</text:p>
      <text:p text:style-name="P16">Отримання інформації про структуру даних</text:p>
      <text:p text:style-name="P16">Перетворення датафреймів</text:p>
      <text:p text:style-name="P17">Додавання, видалення ознак (стовпчиків)</text:p>
      <text:p text:style-name="P17">Перевірка та перетворення типу даних</text:p>
      <text:p text:style-name="P16">Групування даних</text:p>
      <text:p text:style-name="P17">Сортування</text:p>
      <text:p text:style-name="P17">Фільтрація</text:p>
      <text:p text:style-name="P17">Виділення підмножини</text:p>
      <text:p text:style-name="P17">Об'єднання кількох датафреймів в один</text:p>
      <text:p text:style-name="P16">Обчислення числових характеристик</text:p>
      <text:p text:style-name="P4"><text:soft-page-break/>Застосування функцій до елемента, стовпчика, рядка</text:p>
      <text:p text:style-name="Standard"><text:a xlink:type="simple" xlink:href="https://drive.google.com/file/d/19jYkMLyZiJl0NQGFk6WFgawgc3nguxEC/view?usp=sharing" text:style-name="ListLabel_20_55" text:visited-style-name="ListLabel_20_55"><text:span text:style-name="T2">Приклад R</text:span></text:a></text:p>
      <text:p text:style-name="Standard">Поглиблено про графічне представлення інформації</text:p>
      <text:p text:style-name="P16">кругові діаграми</text:p>
      <text:p text:style-name="P16">діаграми розсіювання</text:p>
      <text:p text:style-name="P16">діаграми розмаху</text:p>
      <text:p text:style-name="Standard"><text:a xlink:type="simple" xlink:href="https://drive.google.com/file/d/1MbD5jM2vX1ze5e4GkKCMeNlk7h8whETo/view?usp=sharing" text:style-name="ListLabel_20_55" text:visited-style-name="ListLabel_20_55"><text:span text:style-name="T2">Приклад R</text:span></text:a></text:p>
      <text:p text:style-name="P1"/>
      <text:p text:style-name="Standard">Скачати дані із файлу Data1.csv </text:p>
      <text:list xml:id="list2903280069" text:style-name="WWNum6">
        <text:list-item>
          <text:p text:style-name="P13">дослідити їх структуру</text:p>
        </text:list-item>
        <text:list-item>
          <text:p text:style-name="P13">вивести перші 5 рядків</text:p>
        </text:list-item>
        <text:list-item>
          <text:p text:style-name="P13">вивести останні 6 рядків</text:p>
        </text:list-item>
        <text:list-item>
          <text:p text:style-name="P13">видалити стовпчик з абревіатурами</text:p>
        </text:list-item>
        <text:list-item>
          <text:p text:style-name="P13">додати стовпчик з повним GDP, пропуски замінити нулями</text:p>
        </text:list-item>
        <text:list-item>
          <text:p text:style-name="P13">вивести все summary</text:p>
        </text:list-item>
        <text:list-item>
          <text:p text:style-name="P13">побудувати діаграму розмаху для GDP per capita</text:p>
        </text:list-item>
        <text:list-item>
          <text:p text:style-name="P13">побудувати графік залежності High-technology exports від GDP</text:p>
        </text:list-item>
      </text:list>
      <text:p text:style-name="Standard"><text:span text:style-name="T3">Приклад виконання </text:span><text:a xlink:type="simple" xlink:href="https://drive.google.com/file/d/1uW7GNU7YgpQOCXsjqUYI0s__sZoVDTkD/view?usp=sharing" text:style-name="ListLabel_20_57" text:visited-style-name="ListLabel_20_57"><text:span text:style-name="T4">RStudio</text:span></text:a><text:span text:style-name="T3">, </text:span><text:a xlink:type="simple" xlink:href="https://drive.google.com/file/d/19yd3Cv0UeDzkbDXDfFyc8cD4--r82qGd/view?usp=sharing" text:style-name="ListLabel_20_57" text:visited-style-name="ListLabel_20_57"><text:span text:style-name="T4">Python</text:span></text:a></text:p>
      <text:p text:style-name="P2"/>
      <text:p text:style-name="Standard"><text:span text:style-name="T1">Основне завдання</text:span><text:span text:style-name="T3"> <text:s/></text:span></text:p>
      <text:p text:style-name="Standard">Скачати дані із файлу Data2.csv </text:p>
      <text:list xml:id="list2320598729" text:style-name="WWNum1">
        <text:list-item>
          <text:p text:style-name="P14">Записати дані у data frame</text:p>
        </text:list-item>
        <text:list-item>
          <text:p text:style-name="P14">Дослідити структуру даних</text:p>
        </text:list-item>
        <text:list-item>
          <text:p text:style-name="P14">Виправити помилки в даних</text:p>
        </text:list-item>
        <text:list-item>
          <text:p text:style-name="P14">Побудувати діаграми розмаху та гістограми</text:p>
        </text:list-item>
        <text:list-item>
          <text:p text:style-name="P14">Додати стовпчик із щільністю населення</text:p>
        </text:list-item>
      </text:list>
      <text:p text:style-name="P1"><text:soft-page-break/></text:p>
      <text:p text:style-name="Standard"><text:span text:style-name="T1">Додаткове завдання</text:span><text:span text:style-name="T5"> <text:s/>Приклад виконання </text:span><text:a xlink:type="simple" xlink:href="https://drive.google.com/file/d/1CfQgC1aUJiBhX1T0mFyx3nje4l5yi5JO/view?usp=sharing" text:style-name="ListLabel_20_58" text:visited-style-name="ListLabel_20_58"><text:span text:style-name="T6">RStudio</text:span></text:a><text:span text:style-name="T5">, </text:span><text:a xlink:type="simple" xlink:href="https://drive.google.com/file/d/1Zel3jIGZ6TM4xM-7vwMf_dzeC7cxZmbV/view?usp=sharing" text:style-name="ListLabel_20_58" text:visited-style-name="ListLabel_20_58"><text:span text:style-name="T6">Python</text:span></text:a></text:p>
      <text:p text:style-name="Standard">Відповісти на питання (файл Data2.csv):</text:p>
      <text:list xml:id="list1948721237" text:style-name="WWNum5">
        <text:list-item>
          <text:p text:style-name="P15">Чи є пропущені значення? Якщо є, замінити середніми</text:p>
        </text:list-item>
        <text:list-item>
          <text:p text:style-name="P15">Яка країна має найбільший ВВП на людину (GDP per capita)? Яка має найменшу площу?</text:p>
        </text:list-item>
        <text:list-item>
          <text:p text:style-name="P15">В якому регіоні середня площа країни найбільша?</text:p>
        </text:list-item>
        <text:list-item>
          <text:p text:style-name="P15">З яким населенням найчастіше зустрічаються країни у світі? У Європі?</text:p>
        </text:list-item>
        <text:list-item>
          <text:p text:style-name="P15">Чи співпадає в якомусь регіоні середнє та медіана ВВП?</text:p>
        </text:list-item>
        <text:list-item>
          <text:p text:style-name="P15">Вивести топ 5 країн та 5 останніх країн по ВВП та кількості СО2 на душу населення.</text:p>
        </text:list-item>
      </text:list>
      <text:p text:style-name="P3"/>
      <text:p text:style-name="P3">Завантажити вхідні дані в середовище, що буде використовуватись для їх обробки (розрахунки можна проводити з використанням R-Studio, Python, в пакетах STATISTICA, MathCad, MathLab, Excel тощо). Виконати необхідні розрахунки та оформити звіт. </text:p>
      <text:p text:style-name="P3">В звіт включити основне та додаткове завдання (самі завдання, числові та графічні відповіді на них, а також висновки по виконаному дослідженню; файл з кодом окремо). </text:p>
      <text:p text:style-name="P3">Відповіді на теоретичні питання включати в звіт не потрібно - це просто підказка для вас, з чим треба розібратися до того, як виконувати роботу. </text:p>
      <text:p text:style-name="P3">Загальний висновок по роботі у вигляді "розібрався, навчився" не потрібен, залишайте лише ваші висновки по проведеному дослідженню (наприклад, висновок щодо прийняття або відхилення гіпотези, яку ви перевіряли)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56" style:display-name="ListLabel 56" style:family="text"/>
    <style:style style:name="ListLabel_20_57" style:display-name="ListLabel 57" style:family="text">
      <style:text-properties fo:color="#0000ff" style:text-underline-style="solid" style:text-underline-width="auto" style:text-underline-color="font-color"/>
    </style:style>
    <style:style style:name="ListLabel_20_58" style:display-name="ListLabel 58" style:family="text">
      <style:text-properties fo:color="#ffffff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+" text:bullet-char="+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+" text:bullet-char="+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+" text:bullet-char="+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+" text:bullet-char="+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+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+" text:bullet-char="+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+" text:bullet-char="+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+" text:bullet-char="+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+" text:bullet-char="+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+" text:bullet-char="+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+" text:bullet-char="+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+" text:bullet-char="+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+" text:bullet-char="+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+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+" text:bullet-char="+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+" text:bullet-char="+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+" text:bullet-char="+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+" text:bullet-char="+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81" meta:word-count="522" meta:character-count="3556" meta:non-whitespace-character-count="3141"/>
    <meta:generator>LibreOfficeDev/6.0.5.2$Linux_X86_64 LibreOffice_project/</meta:generator>
  </office:meta>
</office:document-meta>
</file>